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50000011BE3AAE1F78C99648A.png" manifest:media-type="image/png"/>
  <manifest:file-entry manifest:full-path="Pictures/1000000000000296000002580690796E85BCE3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556cm" svg:y="-1.905cm" svg:width="13.824cm" svg:height="12.529cm" draw:z-index="0"><draw:image xlink:href="Pictures/1000000000000296000002580690796E85BCE3F9.png" xlink:type="simple" xlink:show="embed" xlink:actuate="onLoad"/></draw:frame><draw:frame draw:style-name="fr1" draw:name="Image2" text:anchor-type="paragraph" svg:x="12.266cm" svg:y="-1.933cm" svg:width="13.854cm" svg:height="12.557cm" draw:z-index="1"><draw:image xlink:href="Pictures/1000000000000296000002580690796E85BCE3F9.png" xlink:type="simple" xlink:show="embed" xlink:actuate="onLoad"/></draw:frame><draw:frame draw:style-name="fr1" draw:name="Image3" text:anchor-type="paragraph" svg:x="-1.556cm" svg:y="10.622cm" svg:width="13.679cm" svg:height="5.816cm" draw:z-index="2"><draw:image xlink:href="Pictures/10000000000002950000011BE3AAE1F78C99648A.png" xlink:type="simple" xlink:show="embed" xlink:actuate="onLoad"/></draw:frame><draw:frame draw:style-name="fr1" draw:name="Image4" text:anchor-type="paragraph" svg:x="12.121cm" svg:y="10.566cm" svg:width="13.945cm" svg:height="5.928cm" draw:z-index="3"><draw:image xlink:href="Pictures/10000000000002950000011BE3AAE1F78C9964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7:18:11.123951594</meta:creation-date>
    <dc:date>2018-10-03T17:24:02.401736063</dc:date>
    <meta:editing-duration>PT5M5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